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T5" style:parent-style-name="DefaultParagraphFont" style:family="text">
      <style:text-properties fo:font-size="14pt" style:font-size-asian="14pt" style:font-size-complex="14pt"/>
    </style:style>
    <style:style style:name="T6" style:parent-style-name="Hyperlink" style:family="text">
      <style:text-properties fo:font-size="14pt" style:font-size-asian="14pt" style:font-size-complex="14pt"/>
    </style:style>
    <style:style style:name="T7" style:parent-style-name="DefaultParagraphFont" style:family="text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T9" style:parent-style-name="Hyperlink" style:family="text">
      <style:text-properties fo:font-size="14pt" style:font-size-asian="14pt" style:font-size-complex="14pt"/>
    </style:style>
    <style:style style:name="T10" style:parent-style-name="DefaultParagraphFont" style:family="text">
      <style:text-properties fo:font-size="14pt" style:font-size-asian="14pt" style:font-size-complex="14pt"/>
    </style:style>
    <style:style style:name="T1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2" style:parent-style-name="DefaultParagraphFont" style:family="text">
      <style:text-properties fo:font-size="14pt" style:font-size-asian="14pt" style:font-size-complex="14pt"/>
    </style:style>
    <style:style style:name="T1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4" style:parent-style-name="Hyperlink" style:family="text">
      <style:text-properties fo:font-weight="bold" style:font-weight-asian="bold" style:font-weight-complex="bold" fo:font-size="14pt" style:font-size-asian="14pt" style:font-size-complex="14pt"/>
    </style:style>
    <style:style style:name="T1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6" style:parent-style-name="DefaultParagraphFont" style:family="text">
      <style:text-properties fo:font-size="14pt" style:font-size-asian="14pt" style:font-size-complex="14pt"/>
    </style:style>
    <style:style style:name="T1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8" style:parent-style-name="Hyperlink" style:family="text">
      <style:text-properties fo:font-weight="bold" style:font-weight-asian="bold" style:font-weight-complex="bold" fo:font-size="14pt" style:font-size-asian="14pt" style:font-size-complex="14pt"/>
    </style:style>
    <style:style style:name="T1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0" style:parent-style-name="DefaultParagraphFont" style:family="text">
      <style:text-properties fo:font-size="14pt" style:font-size-asian="14pt" style:font-size-complex="14pt"/>
    </style:style>
    <style:style style:name="T21" style:parent-style-name="DefaultParagraphFont" style:family="text">
      <style:text-properties fo:font-size="14pt" style:font-size-asian="14pt" style:font-size-complex="14pt"/>
    </style:style>
    <style:style style:name="T2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3" style:parent-style-name="DefaultParagraphFont" style:family="text">
      <style:text-properties fo:font-size="14pt" style:font-size-asian="14pt" style:font-size-complex="14pt"/>
    </style:style>
    <style:style style:name="P24" style:parent-style-name="Normal" style:family="paragraph">
      <style:text-properties fo:font-size="14pt" style:font-size-asian="14pt" style:font-size-complex="14pt"/>
    </style:style>
    <style:style style:name="T25" style:parent-style-name="DefaultParagraphFont" style:family="text">
      <style:text-properties fo:font-size="14pt" style:font-size-asian="14pt" style:font-size-complex="14pt"/>
    </style:style>
    <style:style style:name="T26" style:parent-style-name="Hyperlink" style:family="text">
      <style:text-properties fo:font-size="14pt" style:font-size-asian="14pt" style:font-size-complex="14pt"/>
    </style:style>
    <style:style style:name="T27" style:parent-style-name="DefaultParagraphFont" style:family="text">
      <style:text-properties fo:font-size="14pt" style:font-size-asian="14pt" style:font-size-complex="14pt"/>
    </style:style>
    <style:style style:name="P28" style:parent-style-name="Normal" style:family="paragraph">
      <style:text-properties fo:font-size="14pt" style:font-size-asian="14pt" style:font-size-complex="14pt"/>
    </style:style>
    <style:style style:name="T29" style:parent-style-name="DefaultParagraphFont" style:family="text">
      <style:text-properties fo:font-size="14pt" style:font-size-asian="14pt" style:font-size-complex="14pt"/>
    </style:style>
    <style:style style:name="T3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1" style:parent-style-name="DefaultParagraphFont" style:family="text">
      <style:text-properties fo:font-size="14pt" style:font-size-asian="14pt" style:font-size-complex="14pt"/>
    </style:style>
    <style:style style:name="T3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3" style:parent-style-name="DefaultParagraphFont" style:family="text">
      <style:text-properties fo:font-size="14pt" style:font-size-asian="14pt" style:font-size-complex="14pt"/>
    </style:style>
    <style:style style:name="T3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5" style:parent-style-name="DefaultParagraphFont" style:family="text">
      <style:text-properties fo:font-size="14pt" style:font-size-asian="14pt" style:font-size-complex="14pt"/>
    </style:style>
    <style:style style:name="T36" style:parent-style-name="DefaultParagraphFont" style:family="text">
      <style:text-properties fo:font-size="14pt" style:font-size-asian="14pt" style:font-size-complex="14pt"/>
    </style:style>
    <style:style style:name="T3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8" style:parent-style-name="DefaultParagraphFont" style:family="text">
      <style:text-properties fo:font-size="14pt" style:font-size-asian="14pt" style:font-size-complex="14pt"/>
    </style:style>
    <style:style style:name="T3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0" style:parent-style-name="DefaultParagraphFont" style:family="text">
      <style:text-properties fo:font-size="14pt" style:font-size-asian="14pt" style:font-size-complex="14pt"/>
    </style:style>
    <style:style style:name="T4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2" style:parent-style-name="DefaultParagraphFont" style:family="text">
      <style:text-properties fo:font-size="14pt" style:font-size-asian="14pt" style:font-size-complex="14pt"/>
    </style:style>
    <style:style style:name="T4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4" style:parent-style-name="DefaultParagraphFont" style:family="text">
      <style:text-properties fo:font-size="14pt" style:font-size-asian="14pt" style:font-size-complex="14pt"/>
    </style:style>
    <style:style style:name="T4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6" style:parent-style-name="DefaultParagraphFont" style:family="text">
      <style:text-properties fo:font-size="14pt" style:font-size-asian="14pt" style:font-size-complex="14pt"/>
    </style:style>
    <style:style style:name="T4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8" style:parent-style-name="DefaultParagraphFont" style:family="text">
      <style:text-properties fo:font-size="14pt" style:font-size-asian="14pt" style:font-size-complex="14pt"/>
    </style:style>
    <style:style style:name="P49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Pentru proiectul final, am ales o aplicatie de tipul Ecommerce, mai exact un Shop online cu componente de pc si accesoriile/perifericele aferente.</text:p>
      <text:p text:style-name="P2"/>
      <text:p text:style-name="P3">Pentru o buna functionare a aplcatiei, va rog sa folositi urmatoarele path-uri:</text:p>
      <text:p text:style-name="P4"/>
      <text:p text:style-name="Normal"><text:span text:style-name="T5">Pentru inceput, dupa rularea aplciatiei, intrati pe<text:s/></text:span><text:a xlink:href="http://localhost:8080/login" office:target-frame-name="_top" xlink:show="replace"><text:span text:style-name="T6">http://localhost:8080/</text:span></text:a><text:span text:style-name="T7"><text:s text:c="2"/>→ pentru a ajunge pe pagina principala (home), aici puteti observa ca exista in dreapta sus, butonul de login.</text:span></text:p>
      <text:p text:style-name="P8"/>
      <text:p text:style-name="Normal"><text:a xlink:href="http://localhost:8080/login" office:target-frame-name="_top" xlink:show="replace"><text:span text:style-name="T9">http://localhost:8080/login</text:span></text:a><text:span text:style-name="T10"><text:s/>→ aici puteti sa va logati sau sa va inregistrati, eu deja am creat 2 useri, unul cu rolul de a</text:span><text:span text:style-name="T11">dmin si unul cu rolul de client,</text:span><text:span text:style-name="T12"><text:s/>contul de admin este<text:s/></text:span><text:span text:style-name="T13">(<text:s/></text:span><text:a xlink:href="mailto:admin@gmail.com" office:target-frame-name="_top" xlink:show="replace"><text:span text:style-name="T14">admin@gmail.com</text:span></text:a><text:span text:style-name="T15"><text:s/>- 123456)</text:span><text:span text:style-name="T16">, iar cotul de client este<text:s/></text:span><text:span text:style-name="T17">(<text:s/></text:span><text:a xlink:href="mailto:client@gmail.com" office:target-frame-name="_top" xlink:show="replace"><text:span text:style-name="T18">client@gmail.com</text:span></text:a><text:span text:style-name="T19"><text:s/>123456)</text:span><text:span text:style-name="T20">.<text:s/></text:span></text:p>
      <text:p text:style-name="Normal"><text:span text:style-name="T21">Butonul de register functioneaza, dar cel cu logare cu cont de google inca nu functioneaza complet, reusesc sa ma loghez cu contul de google in urma API-ului creat si atasat in<text:s/></text:span><text:span text:style-name="T22">application.properties</text:span><text:span text:style-name="T23">, dar la finalizarea acestuia imi da eroare, dar se inregistreaza contul in baza de date.</text:span></text:p>
      <text:p text:style-name="P24"/>
      <text:p text:style-name="Normal"><text:span text:style-name="T25">Daca v-ati conectat ca admin, va rog sa introduceti manual<text:s/></text:span><text:a xlink:href="http://localhost:8080/admin" office:target-frame-name="_top" xlink:show="replace"><text:span text:style-name="T26">http://localhost:8080/admin</text:span></text:a><text:span text:style-name="T27">, pentru a putea adauga produse sau categorii de produse. Dupa adaugarea unui produs si a unei poze, pentru a fi vizibila poza produsului, trebuie rulata din nou aplicatia.</text:span></text:p>
      <text:p text:style-name="P28"/>
      <text:p text:style-name="Normal"><text:span text:style-name="T29">Ca sa va conectati cu utilizatorul<text:s/></text:span><text:span text:style-name="T30">client</text:span><text:span text:style-name="T31">, aveti grija sa dati<text:s/></text:span><text:span text:style-name="T32">logout</text:span><text:span text:style-name="T33"><text:s/>la contul de<text:s/></text:span><text:span text:style-name="T34">admin</text:span><text:span text:style-name="T35"><text:s/>sau contul curent.</text:span></text:p>
      <text:p text:style-name="Normal"><text:span text:style-name="T36">Ca si client puteti sa apasati pe<text:s/></text:span><text:span text:style-name="T37">butonul shop</text:span><text:span text:style-name="T38"><text:s/>si sa selectati din stanga, categoria de produse dorita sau chiar toate produsele, apoi puteti da pe V</text:span><text:span text:style-name="T39">iew Product</text:span><text:span text:style-name="T40"><text:s/>pe produsul dorit si<text:s/></text:span><text:span text:style-name="T41">Add to Cart</text:span><text:span text:style-name="T42"><text:s/>pentru a fi adaugat in cos, dupa cum puteti observa, in dreapta sus apar cate produse aveti in cos. Dupa ce ati selectat produsele dorite, puteti accesa butonul<text:s/></text:span><text:span text:style-name="T43">Cart</text:span><text:span text:style-name="T44">, pentru a vizualiza cosul de cumparaturi, aici puteti sa dati<text:s/></text:span><text:span text:style-name="T45">Remove</text:span><text:span text:style-name="T46"><text:s/>la un produs sau sa accesati butonul<text:s/></text:span><text:span text:style-name="T47">Go to checkout</text:span><text:span text:style-name="T48">, pentru a finaliza comanda.</text:span></text:p>
      <text:p text:style-name="P49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heo</meta:initial-creator>
    <dc:creator>Gheorghe Theodor Cristian</dc:creator>
    <meta:creation-date>2024-08-06T21:27:00Z</meta:creation-date>
    <dc:date>2024-08-06T21:27:00Z</dc:date>
    <meta:template xlink:href="Normal.dotm" xlink:type="simple"/>
    <meta:editing-cycles>2</meta:editing-cycles>
    <meta:editing-duration>PT60S</meta:editing-duration>
    <meta:document-statistic meta:page-count="1" meta:paragraph-count="4" meta:word-count="306" meta:character-count="2048" meta:row-count="14" meta:non-whitespace-character-count="1746"/>
  </office:meta>
</office:document-meta>
</file>